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1">
      <style:paragraph-properties fo:text-align="center" fo:margin-left="0cm" fo:margin-right="0cm" fo:text-indent="0cm" fo:margin-top="0pt" fo:margin-bottom="0pt" fo:border="none"/>
    </style:style>
    <style:style style:family="text" style:name="T53">
      <style:text-properties fo:color="#000000" fo:font-family="Times New Roman" style:font-family-complex="Times New Roman" fo:font-size="14pt" fo:font-weight="bold"/>
    </style:style>
    <style:style style:family="paragraph" style:name="P42">
      <style:paragraph-properties fo:text-align="center" fo:margin-left="0cm" fo:margin-right="0cm" fo:text-indent="0cm" fo:margin-top="0pt" fo:margin-bottom="0pt" fo:border="none"/>
    </style:style>
    <style:style style:family="text" style:name="T54">
      <style:text-properties fo:color="#000000" fo:font-family="Times New Roman" style:font-family-complex="Times New Roman" fo:font-size="14pt" fo:font-weight="bold"/>
    </style:style>
    <style:style style:family="paragraph" style:name="P43">
      <style:paragraph-properties fo:margin-left="0cm" fo:margin-right="0cm" fo:text-indent="0cm" fo:margin-top="0pt" fo:margin-bottom="0pt" fo:border="none"/>
    </style:style>
    <style:style style:family="text" style:name="T55">
      <style:text-properties fo:font-family="Times New Roman" style:font-family-complex="Times New Roman" fo:font-size="12pt"/>
    </style:style>
    <style:style style:family="paragraph" style:name="P44">
      <style:paragraph-properties fo:text-align="center" fo:margin-left="0cm" fo:margin-right="0cm" fo:text-indent="0cm" fo:margin-top="0pt" fo:margin-bottom="0pt" fo:border="none"/>
    </style:style>
    <style:style style:family="text" style:name="T56">
      <style:text-properties fo:color="#000000" fo:font-family="Times New Roman" style:font-family-complex="Times New Roman" fo:font-size="14pt" fo:font-weight="bold"/>
    </style:style>
    <style:style style:family="paragraph" style:name="P45">
      <style:paragraph-properties fo:text-align="center" fo:margin-left="0cm" fo:margin-right="0cm" fo:text-indent="0cm" fo:margin-top="0pt" fo:margin-bottom="0pt" fo:border="none"/>
    </style:style>
    <style:style style:family="text" style:name="T57">
      <style:text-properties fo:color="#000000" fo:font-family="Times New Roman" style:font-family-complex="Times New Roman" fo:font-size="14pt" fo:font-weight="bold"/>
    </style:style>
    <style:style style:family="paragraph" style:name="P46">
      <style:paragraph-properties fo:text-align="center" fo:margin-left="0cm" fo:margin-right="0cm" fo:text-indent="0cm" fo:margin-top="0pt" fo:margin-bottom="0pt" fo:border="none"/>
    </style:style>
    <style:style style:family="text" style:name="T58">
      <style:text-properties fo:color="#000000" fo:font-family="Times New Roman" style:font-family-complex="Times New Roman" fo:font-size="14pt" fo:font-weight="bold"/>
    </style:style>
    <style:style style:family="paragraph" style:name="P47">
      <style:paragraph-properties fo:margin-left="0cm" fo:margin-right="0cm" fo:text-indent="0cm" fo:margin-top="0pt" fo:margin-bottom="0pt" fo:border="none"/>
    </style:style>
    <style:style style:family="paragraph" style:name="P48">
      <style:paragraph-properties fo:text-align="center" fo:margin-left="0cm" fo:margin-right="0cm" fo:text-indent="0cm" fo:margin-top="0pt" fo:margin-bottom="10pt" fo:border="none"/>
    </style:style>
    <style:style style:family="text" style:name="T59">
      <style:text-properties fo:color="#000000" fo:font-family="Times New Roman" style:font-family-complex="Times New Roman" fo:font-size="16pt" fo:font-weight="bold"/>
    </style:style>
    <style:style style:family="paragraph" style:name="P49">
      <style:paragraph-properties fo:text-align="center" fo:margin-left="0cm" fo:margin-right="0cm" fo:text-indent="0cm" fo:margin-top="0pt" fo:margin-bottom="0pt" fo:border="none"/>
    </style:style>
    <style:style style:family="text" style:name="T60">
      <style:text-properties fo:color="#000000" fo:font-family="Times New Roman" style:font-family-complex="Times New Roman" fo:font-size="12pt"/>
    </style:style>
    <style:style style:family="paragraph" style:name="P50">
      <style:paragraph-properties fo:text-align="center" fo:margin-left="0cm" fo:margin-right="0cm" fo:text-indent="0.635cm" fo:margin-top="0pt" fo:margin-bottom="0pt" fo:border="none"/>
    </style:style>
    <style:style style:family="text" style:name="T61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62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63">
      <style:text-properties fo:color="#000000" fo:font-family="TSCu_Times" style:font-family-complex="TSCu_Times" fo:font-size="14pt"/>
    </style:style>
    <style:style style:family="text" style:name="T64">
      <style:text-properties fo:color="#000000" fo:font-family="TSCu_Times" style:font-family-complex="TSCu_Times" fo:font-size="14pt" fo:font-weight="bold"/>
    </style:style>
    <style:style style:family="text" style:name="T65">
      <style:text-properties fo:font-family="Times New Roman" style:font-family-complex="Times New Roman" fo:font-size="14pt"/>
    </style:style>
    <style:style style:family="text" style:name="T66">
      <style:text-properties fo:font-family="Times New Roman" style:font-family-complex="Times New Roman" fo:font-size="14pt" fo:font-weight="bold"/>
    </style:style>
    <style:style style:family="paragraph" style:name="P51">
      <style:paragraph-properties fo:text-align="right" fo:margin-left="0cm" fo:margin-right="0cm" fo:text-indent="0.635cm" fo:margin-top="0pt" fo:margin-bottom="0pt" fo:border="none"/>
    </style:style>
    <style:style style:family="text" style:name="T67">
      <style:text-properties fo:font-family="Times New Roman" style:font-family-complex="Times New Roman" fo:font-size="14pt" fo:font-weight="bold"/>
    </style:style>
    <style:style style:family="text" style:name="T68">
      <style:text-properties fo:font-family="Times New Roman" style:font-family-complex="Times New Roman" fo:font-size="14pt" fo:font-weight="bold"/>
    </style:style>
    <style:style style:family="text" style:name="T69">
      <style:text-properties fo:font-family="Times New Roman" style:font-family-complex="Times New Roman" fo:font-size="14pt" fo:font-weight="bold"/>
    </style:style>
    <style:style style:family="paragraph" style:name="P52">
      <style:paragraph-properties fo:text-align="left" fo:margin-left="0cm" fo:margin-right="0cm" fo:text-indent="0.635cm" fo:margin-top="0pt" fo:margin-bottom="0pt" fo:border="none"/>
    </style:style>
    <style:style style:family="text" style:name="T70">
      <style:text-properties fo:font-family="Times New Roman" style:font-family-complex="Times New Roman" fo:font-size="14pt" fo:font-weight="bold"/>
    </style:style>
    <style:style style:family="text" style:name="T71">
      <style:text-properties fo:font-family="Times New Roman" style:font-family-complex="Times New Roman" fo:font-size="14pt" fo:font-weight="bold"/>
    </style:style>
    <style:style style:family="paragraph" style:name="P53">
      <style:paragraph-properties fo:text-align="right" fo:margin-left="0cm" fo:margin-right="0cm" fo:text-indent="0.635cm" fo:margin-top="0pt" fo:margin-bottom="0pt" fo:border="none"/>
    </style:style>
    <style:style style:family="text" style:name="T72">
      <style:text-properties fo:font-family="Times New Roman" style:font-family-complex="Times New Roman" fo:font-size="14pt"/>
    </style:style>
    <style:style style:family="text" style:name="T73">
      <style:text-properties fo:font-family="Times New Roman" style:font-family-complex="Times New Roman" fo:font-size="14pt"/>
    </style:style>
    <style:style style:family="paragraph" style:name="P54">
      <style:paragraph-properties fo:text-align="right" fo:margin-left="0cm" fo:margin-right="0cm" fo:text-indent="0.635cm" fo:margin-top="0pt" fo:margin-bottom="0pt" fo:border="none"/>
    </style:style>
    <style:style style:family="text" style:name="T74">
      <style:text-properties fo:font-family="Times New Roman" style:font-family-complex="Times New Roman" fo:font-size="14pt"/>
    </style:style>
    <style:style style:family="text" style:name="T75">
      <style:text-properties fo:font-family="Times New Roman" style:font-family-complex="Times New Roman" fo:font-size="14pt"/>
    </style:style>
    <style:style style:family="paragraph" style:name="P55">
      <style:paragraph-properties fo:text-align="right" fo:margin-left="0cm" fo:margin-right="0cm" fo:text-indent="0.635cm" fo:margin-top="0pt" fo:margin-bottom="0pt" fo:border="none"/>
    </style:style>
    <style:style style:family="text" style:name="T76">
      <style:text-properties fo:font-family="Times New Roman" style:font-family-complex="Times New Roman" fo:font-size="14pt"/>
    </style:style>
    <style:style style:family="text" style:name="T77">
      <style:text-properties fo:font-family="Times New Roman" style:font-family-complex="Times New Roman" fo:font-size="14pt"/>
    </style:style>
    <style:style style:family="text" style:name="T78">
      <style:text-properties fo:font-family="Times New Roman" style:font-family-complex="Times New Roman" fo:font-size="14pt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79">
      <style:text-properties fo:font-family="Times New Roman" style:font-family-complex="Times New Roman" fo:font-size="14pt" fo:font-weight="bold"/>
    </style:style>
    <style:style style:family="text" style:name="T80">
      <style:text-properties fo:font-family="Times New Roman" style:font-family-complex="Times New Roman" fo:font-size="14pt" fo:font-weight="normal"/>
    </style:style>
    <style:style style:family="text" style:name="T81">
      <style:text-properties fo:font-family="Times New Roman" style:font-family-complex="Times New Roman" fo:font-size="14pt" fo:font-weight="normal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82">
      <style:text-properties fo:font-family="Times New Roman" style:font-family-complex="Times New Roman" fo:font-size="14pt" fo:font-weight="bold"/>
    </style:style>
    <style:style style:family="text" style:name="T83">
      <style:text-properties fo:font-family="Times New Roman" style:font-family-complex="Times New Roman" fo:font-size="14pt" fo:font-weight="bold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84">
      <style:text-properties fo:font-family="Times New Roman" style:font-family-complex="Times New Roman" fo:font-size="14pt"/>
    </style:style>
    <style:style style:family="text" style:name="T85">
      <style:text-properties fo:font-family="Times New Roman" style:font-family-complex="Times New Roman" fo:font-size="14pt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86">
      <style:text-properties fo:font-family="Times New Roman" style:font-family-complex="Times New Roman" fo:font-size="14pt"/>
    </style:style>
    <style:style style:family="text" style:name="T87">
      <style:text-properties fo:font-family="Times New Roman" style:font-family-complex="Times New Roman" fo:font-size="14pt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88">
      <style:text-properties fo:font-family="Times New Roman" style:font-family-complex="Times New Roman" fo:font-size="14pt"/>
    </style:style>
    <style:style style:family="text" style:name="T89">
      <style:text-properties fo:font-family="Times New Roman" style:font-family-complex="Times New Roman" fo:font-size="14pt"/>
    </style:style>
    <style:style style:family="paragraph" style:name="P61">
      <style:paragraph-properties fo:text-align="right" fo:margin-left="0cm" fo:margin-right="0cm" fo:text-indent="0.635cm" fo:margin-top="0pt" fo:margin-bottom="0pt" fo:border="none"/>
    </style:style>
    <style:style style:family="text" style:name="T90">
      <style:text-properties fo:font-family="Times New Roman" style:font-family-complex="Times New Roman" fo:font-size="14pt" fo:font-weight="bold"/>
    </style:style>
    <style:style style:family="text" style:name="T91">
      <style:text-properties fo:font-family="Times New Roman" style:font-family-complex="Times New Roman" fo:font-size="14pt" fo:font-weight="bold"/>
    </style:style>
    <style:style style:family="paragraph" style:name="P62">
      <style:paragraph-properties fo:text-align="right" fo:margin-left="0cm" fo:margin-right="0cm" fo:text-indent="0.635cm" fo:margin-top="0pt" fo:margin-bottom="0pt" fo:border="none"/>
    </style:style>
    <style:style style:family="text" style:name="T92">
      <style:text-properties fo:font-family="Times New Roman" style:font-family-complex="Times New Roman" fo:font-size="14pt" fo:font-weight="bold"/>
    </style:style>
    <style:style style:family="text" style:name="T93">
      <style:text-properties fo:font-family="Times New Roman" style:font-family-complex="Times New Roman" fo:font-size="14pt"/>
    </style:style>
    <style:style style:family="text" style:name="T94">
      <style:text-properties fo:font-family="Times New Roman" style:font-family-complex="Times New Roman" fo:font-size="14pt"/>
    </style:style>
    <style:style style:family="paragraph" style:name="P63">
      <style:paragraph-properties fo:text-align="right" fo:margin-left="0cm" fo:margin-right="0cm" fo:text-indent="0.635cm" fo:margin-top="0pt" fo:margin-bottom="0pt" fo:border="none"/>
    </style:style>
    <style:style style:family="text" style:name="T95">
      <style:text-properties fo:font-family="Times New Roman" style:font-family-complex="Times New Roman" fo:font-size="14pt" fo:font-weight="bold"/>
    </style:style>
    <style:style style:family="text" style:name="T96">
      <style:text-properties fo:font-family="Times New Roman" style:font-family-complex="Times New Roman" fo:font-size="14pt"/>
    </style:style>
    <style:style style:family="text" style:name="T97">
      <style:text-properties fo:font-family="Times New Roman" style:font-family-complex="Times New Roman" fo:font-size="14pt"/>
    </style:style>
    <style:style style:family="paragraph" style:name="P64">
      <style:paragraph-properties fo:text-align="right" fo:margin-left="0cm" fo:margin-right="0cm" fo:text-indent="0.635cm" fo:margin-top="0pt" fo:margin-bottom="0pt" fo:border="none"/>
    </style:style>
    <style:style style:family="text" style:name="T98">
      <style:text-properties fo:font-family="Times New Roman" style:font-family-complex="Times New Roman" fo:font-size="14pt" fo:font-weight="bold"/>
    </style:style>
    <style:style style:family="text" style:name="T99">
      <style:text-properties fo:font-family="Times New Roman" style:font-family-complex="Times New Roman" fo:font-size="14pt"/>
    </style:style>
    <style:style style:family="text" style:name="T100">
      <style:text-properties fo:font-family="Times New Roman" style:font-family-complex="Times New Roman" fo:font-size="14pt"/>
    </style:style>
    <style:style style:family="paragraph" style:name="P65">
      <style:paragraph-properties fo:text-align="center"/>
    </style:style>
    <style:style style:family="text" style:name="T101">
      <style:text-properties fo:color="#000000" fo:font-family="Times New Roman" style:font-family-complex="Times New Roman" fo:font-size="14pt" fo:font-weight="bold"/>
    </style:style>
    <style:style style:family="text" style:name="T102">
      <style:text-properties fo:color="#000000" fo:font-family="Times New Roman" style:font-family-complex="Times New Roman" fo:font-size="14pt" fo:font-weight="bold"/>
    </style:style>
    <style:style style:family="text" style:name="T103">
      <style:text-properties fo:font-family="Times New Roman" style:font-family-complex="Times New Roman" fo:font-size="12pt"/>
    </style:style>
    <style:style style:parent-style-name="616" style:family="paragraph" style:name="P66">
      <style:paragraph-properties/>
    </style:style>
    <style:style style:family="text" style:name="T104">
      <style:text-properties fo:color="#000000" fo:font-family="Times New Roman" style:font-family-complex="Times New Roman" fo:font-size="14pt" fo:font-weight="bold"/>
    </style:style>
    <style:style style:family="text" style:name="T105">
      <style:text-properties fo:color="#000000" fo:font-family="Times New Roman" style:font-family-complex="Times New Roman" fo:font-size="14pt" fo:font-weight="bold"/>
    </style:style>
    <style:style style:family="text" style:name="T106">
      <style:text-properties fo:color="#000000" fo:font-family="Times New Roman" style:font-family-complex="Times New Roman" fo:font-size="14pt" fo:font-weight="bold"/>
    </style:style>
    <style:style style:family="text" style:name="T107">
      <style:text-properties fo:color="#000000" fo:font-family="TSCu_Times" style:font-family-complex="TSCu_Times" fo:font-size="14pt" fo:background-color="#ffffff"/>
    </style:style>
    <style:style style:family="text" style:name="T108">
      <style:text-properties fo:color="#000000" fo:font-family="TSCu_Times" style:font-family-complex="TSCu_Times" fo:font-size="14pt"/>
    </style:style>
    <style:style style:family="text" style:name="T109">
      <style:text-properties fo:color="#000000" fo:font-family="TSCu_Times" style:font-family-complex="TSCu_Times" fo:font-size="14pt" fo:background-color="#ffffff"/>
    </style:style>
    <style:style style:family="text" style:name="T110">
      <style:text-properties fo:color="#000000" fo:font-family="TSCu_Times" style:font-family-complex="TSCu_Times" fo:font-size="14pt"/>
    </style:style>
    <style:style style:family="text" style:name="T111">
      <style:text-properties fo:color="#000000" fo:font-family="Times New Roman" style:font-family-complex="Times New Roman" fo:font-size="14pt" fo:font-weight="bold"/>
    </style:style>
    <style:style style:parent-style-name="616" style:family="paragraph" style:name="P67">
      <style:paragraph-properties/>
    </style:style>
    <style:style style:family="text" style:name="T112">
      <style:text-properties fo:color="#000000" fo:font-family="Times New Roman" style:font-family-complex="Times New Roman" fo:font-size="14pt" fo:font-weight="bold"/>
    </style:style>
    <style:style style:family="paragraph" style:name="P68">
      <style:paragraph-properties fo:text-align="justify" fo:margin-left="0cm" fo:margin-right="0cm" fo:text-indent="1.27cm" fo:margin-top="0pt" fo:margin-bottom="0pt" fo:border="none"/>
    </style:style>
    <style:style style:family="text" style:name="T113">
      <style:text-properties fo:color="#000000" fo:font-family="Times New Roman" style:font-family-complex="Times New Roman" fo:font-size="10pt" fo:font-style="italic"/>
    </style:style>
    <style:style style:family="paragraph" style:name="P69">
      <style:paragraph-properties fo:margin-left="0cm" fo:margin-right="0cm" fo:text-indent="0cm" fo:margin-top="0pt" fo:margin-bottom="0pt" fo:border="none"/>
    </style:style>
    <style:style style:family="text" style:name="T114">
      <style:text-properties fo:color="#000000" fo:font-family="Times New Roman" style:font-family-complex="Times New Roman" fo:font-size="14pt" fo:font-weight="normal"/>
    </style:style>
    <style:style style:family="text" style:name="T115">
      <style:text-properties fo:color="#000000" fo:font-family="Times New Roman" style:font-family-complex="Times New Roman" fo:font-size="14pt" fo:font-weight="normal"/>
    </style:style>
    <style:style style:parent-style-name="616" style:family="paragraph" style:name="P70">
      <style:paragraph-properties/>
    </style:style>
    <style:style style:family="text" style:name="T116">
      <style:text-properties fo:color="#000000" fo:font-family="Times New Roman" style:font-family-complex="Times New Roman" fo:font-size="14pt" fo:font-weight="bold"/>
    </style:style>
    <style:style style:family="text" style:name="T117">
      <style:text-properties fo:color="#000000" fo:font-family="Times New Roman" style:font-family-complex="Times New Roman" fo:font-size="14pt" fo:font-weight="bold"/>
    </style:style>
    <style:style style:family="paragraph" style:name="P71">
      <style:paragraph-properties fo:text-align="center" fo:margin-left="0cm" fo:margin-right="0cm" fo:text-indent="0cm" fo:margin-top="0pt" fo:margin-bottom="0pt" fo:border="none"/>
    </style:style>
    <style:style style:family="text" style:name="T118">
      <style:text-properties fo:color="#000000" fo:font-family="Times New Roman" style:font-family-complex="Times New Roman" fo:font-size="14pt" fo:font-weight="normal"/>
    </style:style>
    <style:style style:family="text" style:name="T119">
      <style:text-properties fo:color="#000000" fo:font-family="Times New Roman" style:font-family-complex="Times New Roman" fo:font-size="14pt" fo:font-weight="normal"/>
    </style:style>
    <style:style style:family="text" style:name="T120">
      <style:text-properties fo:font-weight="normal"/>
    </style:style>
    <style:style style:parent-style-name="616" style:family="paragraph" style:name="P72">
      <style:paragraph-properties/>
    </style:style>
    <style:style style:family="text" style:name="T121">
      <style:text-properties fo:color="#000000" fo:font-family="Times New Roman" style:font-family-complex="Times New Roman" fo:font-size="14pt" fo:font-weight="bold"/>
    </style:style>
    <style:style style:family="text" style:name="T122">
      <style:text-properties fo:color="#000000" fo:font-family="Times New Roman" style:font-family-complex="Times New Roman" fo:font-size="14pt" fo:font-weight="bold"/>
    </style:style>
    <style:style style:family="paragraph" style:name="P73">
      <style:paragraph-properties fo:text-align="justify" fo:margin-left="0cm" fo:margin-right="0cm" fo:text-indent="1.27cm" fo:margin-top="0pt" fo:margin-bottom="0pt" fo:border="none"/>
    </style:style>
    <style:style style:family="text" style:name="T123">
      <style:text-properties fo:color="#000000" fo:font-family="Times New Roman" style:font-family-complex="Times New Roman" fo:font-size="10pt" fo:font-style="italic"/>
    </style:style>
    <style:style style:family="paragraph" style:name="P74">
      <style:paragraph-properties fo:text-align="justify" fo:margin-left="0cm" fo:margin-right="0cm" fo:text-indent="1.27cm" fo:margin-top="0pt" fo:margin-bottom="0pt" fo:border="none"/>
    </style:style>
    <style:style style:family="text" style:name="T124">
      <style:text-properties fo:color="#000000" fo:font-family="Times New Roman" style:font-family-complex="Times New Roman" fo:font-size="10pt" fo:font-style="italic"/>
    </style:style>
    <style:style style:family="paragraph" style:name="P75">
      <style:text-properties/>
      <style:paragraph-properties fo:break-before="page"/>
    </style:style>
    <style:style style:family="text" style:name="T125">
      <style:text-properties fo:font-family="Times New Roman" style:font-family-complex="Times New Roman" fo:font-size="14pt" fo:font-weight="bold"/>
    </style:style>
    <style:style style:family="text" style:name="T126">
      <style:text-properties fo:font-family="Times New Roman" style:font-family-complex="Times New Roman" fo:font-size="14pt" fo:font-weight="bold"/>
    </style:style>
    <style:style style:parent-style-name="618" style:family="paragraph" style:name="P76">
      <style:text-properties/>
      <style:paragraph-properties/>
    </style:style>
    <style:style style:family="text" style:name="T127">
      <style:text-properties fo:font-family="Times New Roman" style:font-family-complex="Times New Roman" fo:font-size="14pt" fo:font-weight="bold"/>
    </style:style>
    <style:style style:family="text" style:name="T128">
      <style:text-properties fo:font-family="Times New Roman" style:font-family-complex="Times New Roman" fo:font-size="14pt" fo:font-weight="bold"/>
    </style:style>
    <style:style style:family="text" style:name="T129">
      <style:text-properties fo:font-family="Times New Roman" style:font-family-complex="Times New Roman" fo:font-size="14pt" fo:font-weight="bold"/>
    </style:style>
    <style:style style:family="paragraph" style:name="P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0">
      <style:text-properties fo:color="#000080" fo:font-family="Consolas" style:font-family-asian="Consolas" style:font-family-complex="Consolas" fo:font-size="12pt" fo:font-weight="bold"/>
    </style:style>
    <style:style style:family="text" style:name="T131">
      <style:text-properties fo:color="#000000" fo:font-family="Consolas" style:font-family-asian="Consolas" style:font-family-complex="Consolas" fo:font-size="12pt" fo:font-weight="bold"/>
    </style:style>
    <style:style style:family="paragraph" style:name="P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2">
      <style:text-properties fo:color="#000000" fo:font-family="Consolas" style:font-family-asian="Consolas" style:font-family-complex="Consolas" fo:font-size="12pt" fo:font-weight="bold"/>
    </style:style>
    <style:style style:family="paragraph" style:name="P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3">
      <style:text-properties fo:color="#000080" fo:font-family="Consolas" style:font-family-asian="Consolas" style:font-family-complex="Consolas" fo:font-size="12pt" fo:font-weight="bold"/>
    </style:style>
    <style:style style:family="text" style:name="T134">
      <style:text-properties fo:color="#000000" fo:font-family="Consolas" style:font-family-asian="Consolas" style:font-family-complex="Consolas" fo:font-size="12pt" fo:font-weight="bold"/>
    </style:style>
    <style:style style:family="paragraph" style:name="P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5">
      <style:text-properties fo:color="#000000" fo:font-family="Consolas" style:font-family-asian="Consolas" style:font-family-complex="Consolas" fo:font-size="12pt" fo:font-weight="bold"/>
    </style:style>
    <style:style style:family="paragraph" style:name="P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36">
      <style:text-properties fo:color="#000080" fo:font-family="Consolas" style:font-family-asian="Consolas" style:font-family-complex="Consolas" fo:font-size="12pt" fo:font-weight="bold"/>
    </style:style>
    <style:style style:family="text" style:name="T137">
      <style:text-properties fo:color="#000000" fo:font-family="Consolas" style:font-family-asian="Consolas" style:font-family-complex="Consolas" fo:font-size="12pt" fo:font-weight="bold"/>
    </style:style>
    <style:style style:family="text" style:name="T138">
      <style:text-properties fo:color="#000080" fo:font-family="Consolas" style:font-family-asian="Consolas" style:font-family-complex="Consolas" fo:font-size="12pt" fo:font-weight="bold"/>
    </style:style>
    <style:style style:family="text" style:name="T139">
      <style:text-properties fo:color="#000000" fo:font-family="Consolas" style:font-family-asian="Consolas" style:font-family-complex="Consolas" fo:font-size="12pt" fo:font-weight="bold"/>
    </style:style>
    <style:style style:family="paragraph" style:name="P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0">
      <style:text-properties fo:color="#000000" fo:font-family="Consolas" style:font-family-asian="Consolas" style:font-family-complex="Consolas" fo:font-size="12pt" fo:font-weight="bold"/>
    </style:style>
    <style:style style:family="paragraph" style:name="P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1">
      <style:text-properties fo:color="#000080" fo:font-family="Consolas" style:font-family-asian="Consolas" style:font-family-complex="Consolas" fo:font-size="12pt" fo:font-weight="bold"/>
    </style:style>
    <style:style style:family="text" style:name="T142">
      <style:text-properties fo:color="#000000" fo:font-family="Consolas" style:font-family-asian="Consolas" style:font-family-complex="Consolas" fo:font-size="12pt" fo:font-weight="bold"/>
    </style:style>
    <style:style style:family="text" style:name="T143">
      <style:text-properties fo:color="#000080" fo:font-family="Consolas" style:font-family-asian="Consolas" style:font-family-complex="Consolas" fo:font-size="12pt" fo:font-weight="bold"/>
    </style:style>
    <style:style style:family="text" style:name="T144">
      <style:text-properties fo:color="#000000" fo:font-family="Consolas" style:font-family-asian="Consolas" style:font-family-complex="Consolas" fo:font-size="12pt" fo:font-weight="bold"/>
    </style:style>
    <style:style style:family="text" style:name="T145">
      <style:text-properties fo:color="#000000" fo:font-family="Consolas" style:font-family-asian="Consolas" style:font-family-complex="Consolas" fo:font-size="12pt"/>
    </style:style>
    <style:style style:family="text" style:name="T146">
      <style:text-properties fo:color="#000000" fo:font-family="Consolas" style:font-family-asian="Consolas" style:font-family-complex="Consolas" fo:font-size="12pt" fo:font-weight="bold"/>
    </style:style>
    <style:style style:family="paragraph" style:name="P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47">
      <style:text-properties fo:color="#000000" fo:font-family="Consolas" style:font-family-asian="Consolas" style:font-family-complex="Consolas" fo:font-size="12pt" fo:font-weight="bold"/>
    </style:style>
    <style:style style:family="text" style:name="T148">
      <style:text-properties fo:color="#000080" fo:font-family="Consolas" style:font-family-asian="Consolas" style:font-family-complex="Consolas" fo:font-size="12pt" fo:font-weight="bold"/>
    </style:style>
    <style:style style:family="text" style:name="T149">
      <style:text-properties fo:color="#000000" fo:font-family="Consolas" style:font-family-asian="Consolas" style:font-family-complex="Consolas" fo:font-size="12pt" fo:font-weight="bold"/>
    </style:style>
    <style:style style:family="text" style:name="T150">
      <style:text-properties fo:color="#000080" fo:font-family="Consolas" style:font-family-asian="Consolas" style:font-family-complex="Consolas" fo:font-size="12pt" fo:font-weight="bold"/>
    </style:style>
    <style:style style:family="text" style:name="T151">
      <style:text-properties fo:color="#000000" fo:font-family="Consolas" style:font-family-asian="Consolas" style:font-family-complex="Consolas" fo:font-size="12pt" fo:font-weight="bold"/>
    </style:style>
    <style:style style:family="text" style:name="T152">
      <style:text-properties fo:color="#0000ff" fo:font-family="Consolas" style:font-family-asian="Consolas" style:font-family-complex="Consolas" fo:font-size="12pt"/>
    </style:style>
    <style:style style:family="text" style:name="T153">
      <style:text-properties fo:color="#000000" fo:font-family="Consolas" style:font-family-asian="Consolas" style:font-family-complex="Consolas" fo:font-size="12pt" fo:font-weight="bold"/>
    </style:style>
    <style:style style:family="text" style:name="T154">
      <style:text-properties fo:color="#0000ff" fo:font-family="Consolas" style:font-family-asian="Consolas" style:font-family-complex="Consolas" fo:font-size="12pt"/>
    </style:style>
    <style:style style:family="text" style:name="T155">
      <style:text-properties fo:color="#000000" fo:font-family="Consolas" style:font-family-asian="Consolas" style:font-family-complex="Consolas" fo:font-size="12pt" fo:font-weight="bold"/>
    </style:style>
    <style:style style:family="text" style:name="T156">
      <style:text-properties fo:color="#0000ff" fo:font-family="Consolas" style:font-family-asian="Consolas" style:font-family-complex="Consolas" fo:font-size="12pt"/>
    </style:style>
    <style:style style:family="text" style:name="T157">
      <style:text-properties fo:color="#000000" fo:font-family="Consolas" style:font-family-asian="Consolas" style:font-family-complex="Consolas" fo:font-size="12pt" fo:font-weight="bold"/>
    </style:style>
    <style:style style:family="text" style:name="T158">
      <style:text-properties fo:color="#0000ff" fo:font-family="Consolas" style:font-family-asian="Consolas" style:font-family-complex="Consolas" fo:font-size="12pt"/>
    </style:style>
    <style:style style:family="text" style:name="T159">
      <style:text-properties fo:color="#000000" fo:font-family="Consolas" style:font-family-asian="Consolas" style:font-family-complex="Consolas" fo:font-size="12pt" fo:font-weight="bold"/>
    </style:style>
    <style:style style:family="text" style:name="T160">
      <style:text-properties fo:color="#0000ff" fo:font-family="Consolas" style:font-family-asian="Consolas" style:font-family-complex="Consolas" fo:font-size="12pt"/>
    </style:style>
    <style:style style:family="text" style:name="T161">
      <style:text-properties fo:color="#000000" fo:font-family="Consolas" style:font-family-asian="Consolas" style:font-family-complex="Consolas" fo:font-size="12pt" fo:font-weight="bold"/>
    </style:style>
    <style:style style:family="text" style:name="T162">
      <style:text-properties fo:color="#0000ff" fo:font-family="Consolas" style:font-family-asian="Consolas" style:font-family-complex="Consolas" fo:font-size="12pt"/>
    </style:style>
    <style:style style:family="text" style:name="T163">
      <style:text-properties fo:color="#000000" fo:font-family="Consolas" style:font-family-asian="Consolas" style:font-family-complex="Consolas" fo:font-size="12pt" fo:font-weight="bold"/>
    </style:style>
    <style:style style:family="text" style:name="T164">
      <style:text-properties fo:color="#0000ff" fo:font-family="Consolas" style:font-family-asian="Consolas" style:font-family-complex="Consolas" fo:font-size="12pt"/>
    </style:style>
    <style:style style:family="text" style:name="T165">
      <style:text-properties fo:color="#000000" fo:font-family="Consolas" style:font-family-asian="Consolas" style:font-family-complex="Consolas" fo:font-size="12pt" fo:font-weight="bold"/>
    </style:style>
    <style:style style:family="text" style:name="T166">
      <style:text-properties fo:color="#0000ff" fo:font-family="Consolas" style:font-family-asian="Consolas" style:font-family-complex="Consolas" fo:font-size="12pt"/>
    </style:style>
    <style:style style:family="text" style:name="T167">
      <style:text-properties fo:color="#000000" fo:font-family="Consolas" style:font-family-asian="Consolas" style:font-family-complex="Consolas" fo:font-size="12pt" fo:font-weight="bold"/>
    </style:style>
    <style:style style:family="paragraph" style:name="P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68">
      <style:text-properties fo:color="#000000" fo:font-family="Consolas" style:font-family-asian="Consolas" style:font-family-complex="Consolas" fo:font-size="12pt" fo:font-weight="bold"/>
    </style:style>
    <style:style style:family="text" style:name="T169">
      <style:text-properties fo:color="#000080" fo:font-family="Consolas" style:font-family-asian="Consolas" style:font-family-complex="Consolas" fo:font-size="12pt" fo:font-weight="bold"/>
    </style:style>
    <style:style style:family="text" style:name="T170">
      <style:text-properties fo:color="#000000" fo:font-family="Consolas" style:font-family-asian="Consolas" style:font-family-complex="Consolas" fo:font-size="12pt" fo:font-weight="bold"/>
    </style:style>
    <style:style style:family="text" style:name="T171">
      <style:text-properties fo:color="#000080" fo:font-family="Consolas" style:font-family-asian="Consolas" style:font-family-complex="Consolas" fo:font-size="12pt" fo:font-weight="bold"/>
    </style:style>
    <style:style style:family="text" style:name="T172">
      <style:text-properties fo:color="#000000" fo:font-family="Consolas" style:font-family-asian="Consolas" style:font-family-complex="Consolas" fo:font-size="12pt" fo:font-weight="bold"/>
    </style:style>
    <style:style style:family="text" style:name="T173">
      <style:text-properties fo:color="#000080" fo:font-family="Consolas" style:font-family-asian="Consolas" style:font-family-complex="Consolas" fo:font-size="12pt" fo:font-weight="bold"/>
    </style:style>
    <style:style style:family="text" style:name="T174">
      <style:text-properties fo:color="#000000" fo:font-family="Consolas" style:font-family-asian="Consolas" style:font-family-complex="Consolas" fo:font-size="12pt" fo:font-weight="bold"/>
    </style:style>
    <style:style style:family="text" style:name="T175">
      <style:text-properties fo:color="#0000ff" fo:font-family="Consolas" style:font-family-asian="Consolas" style:font-family-complex="Consolas" fo:font-size="12pt"/>
    </style:style>
    <style:style style:family="text" style:name="T176">
      <style:text-properties fo:color="#000000" fo:font-family="Consolas" style:font-family-asian="Consolas" style:font-family-complex="Consolas" fo:font-size="12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7">
      <style:text-properties fo:color="#000000" fo:font-family="Consolas" style:font-family-asian="Consolas" style:font-family-complex="Consolas" fo:font-size="12pt" fo:font-weight="bold"/>
    </style:style>
    <style:style style:family="paragraph" style:name="P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8">
      <style:text-properties fo:color="#000000" fo:font-family="Consolas" style:font-family-asian="Consolas" style:font-family-complex="Consolas" fo:font-size="12pt" fo:font-weight="bold"/>
    </style:style>
    <style:style style:family="text" style:name="T179">
      <style:text-properties fo:color="#000080" fo:font-family="Consolas" style:font-family-asian="Consolas" style:font-family-complex="Consolas" fo:font-size="12pt" fo:font-weight="bold"/>
    </style:style>
    <style:style style:family="text" style:name="T180">
      <style:text-properties fo:color="#000000" fo:font-family="Consolas" style:font-family-asian="Consolas" style:font-family-complex="Consolas" fo:font-size="12pt" fo:font-weight="bold"/>
    </style:style>
    <style:style style:family="text" style:name="T181">
      <style:text-properties fo:color="#000080" fo:font-family="Consolas" style:font-family-asian="Consolas" style:font-family-complex="Consolas" fo:font-size="12pt" fo:font-weight="bold"/>
    </style:style>
    <style:style style:family="text" style:name="T182">
      <style:text-properties fo:color="#000000" fo:font-family="Consolas" style:font-family-asian="Consolas" style:font-family-complex="Consolas" fo:font-size="12pt" fo:font-weight="bold"/>
    </style:style>
    <style:style style:family="text" style:name="T183">
      <style:text-properties fo:color="#000080" fo:font-family="Consolas" style:font-family-asian="Consolas" style:font-family-complex="Consolas" fo:font-size="12pt" fo:font-weight="bold"/>
    </style:style>
    <style:style style:family="text" style:name="T184">
      <style:text-properties fo:color="#000000" fo:font-family="Consolas" style:font-family-asian="Consolas" style:font-family-complex="Consolas" fo:font-size="12pt" fo:font-weight="bold"/>
    </style:style>
    <style:style style:family="text" style:name="T185">
      <style:text-properties fo:color="#000000" fo:font-family="Consolas" style:font-family-asian="Consolas" style:font-family-complex="Consolas" fo:font-size="12pt"/>
    </style:style>
    <style:style style:family="text" style:name="T186">
      <style:text-properties fo:color="#000000" fo:font-family="Consolas" style:font-family-asian="Consolas" style:font-family-complex="Consolas" fo:font-size="12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7">
      <style:text-properties fo:color="#000000" fo:font-family="Consolas" style:font-family-asian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8">
      <style:text-properties fo:color="#000000" fo:font-family="Consolas" style:font-family-asian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9">
      <style:text-properties fo:color="#000000" fo:font-family="Consolas" style:font-family-asian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0">
      <style:text-properties fo:color="#000000" fo:font-family="Consolas" style:font-family-asian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1">
      <style:text-properties fo:color="#000000" fo:font-family="Consolas" style:font-family-asian="Consolas" style:font-family-complex="Consolas" fo:font-size="12pt" fo:font-weight="bold"/>
    </style:style>
    <style:style style:family="text" style:name="T192">
      <style:text-properties fo:color="#000080" fo:font-family="Consolas" style:font-family-asian="Consolas" style:font-family-complex="Consolas" fo:font-size="12pt" fo:font-weight="bold"/>
    </style:style>
    <style:style style:family="text" style:name="T193">
      <style:text-properties fo:color="#000000" fo:font-family="Consolas" style:font-family-asian="Consolas" style:font-family-complex="Consolas" fo:font-size="12pt" fo:font-weight="bold"/>
    </style:style>
    <style:style style:family="text" style:name="T194">
      <style:text-properties fo:color="#000080" fo:font-family="Consolas" style:font-family-asian="Consolas" style:font-family-complex="Consolas" fo:font-size="12pt" fo:font-weight="bold"/>
    </style:style>
    <style:style style:family="text" style:name="T195">
      <style:text-properties fo:color="#000000" fo:font-family="Consolas" style:font-family-asian="Consolas" style:font-family-complex="Consolas" fo:font-size="12pt" fo:font-weight="bold"/>
    </style:style>
    <style:style style:family="text" style:name="T196">
      <style:text-properties fo:color="#000080" fo:font-family="Consolas" style:font-family-asian="Consolas" style:font-family-complex="Consolas" fo:font-size="12pt" fo:font-weight="bold"/>
    </style:style>
    <style:style style:family="text" style:name="T197">
      <style:text-properties fo:color="#000000" fo:font-family="Consolas" style:font-family-asian="Consolas" style:font-family-complex="Consolas" fo:font-size="12pt" fo:font-weight="bold"/>
    </style:style>
    <style:style style:family="text" style:name="T198">
      <style:text-properties fo:color="#000080" fo:font-family="Consolas" style:font-family-asian="Consolas" style:font-family-complex="Consolas" fo:font-size="12pt" fo:font-weight="bold"/>
    </style:style>
    <style:style style:family="text" style:name="T199">
      <style:text-properties fo:color="#000000" fo:font-family="Consolas" style:font-family-asian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0">
      <style:text-properties fo:color="#000000" fo:font-family="Consolas" style:font-family-asian="Consolas" style:font-family-complex="Consolas" fo:font-size="12pt" fo:font-weight="bold"/>
    </style:style>
    <style:style style:family="text" style:name="T201">
      <style:text-properties fo:color="#000080" fo:font-family="Consolas" style:font-family-asian="Consolas" style:font-family-complex="Consolas" fo:font-size="12pt" fo:font-weight="bold"/>
    </style:style>
    <style:style style:family="text" style:name="T202">
      <style:text-properties fo:color="#000000" fo:font-family="Consolas" style:font-family-asian="Consolas" style:font-family-complex="Consolas" fo:font-size="12pt" fo:font-weight="bold"/>
    </style:style>
    <style:style style:family="text" style:name="T203">
      <style:text-properties fo:color="#808080" fo:font-family="Consolas" style:font-family-asian="Consolas" style:font-family-complex="Consolas" fo:font-size="12pt" fo:font-style="italic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4">
      <style:text-properties fo:color="#000000" fo:font-family="Consolas" style:font-family-asian="Consolas" style:font-family-complex="Consolas" fo:font-size="12pt" fo:font-weight="bold"/>
    </style:style>
    <style:style style:family="text" style:name="T205">
      <style:text-properties fo:color="#000080" fo:font-family="Consolas" style:font-family-asian="Consolas" style:font-family-complex="Consolas" fo:font-size="12pt" fo:font-weight="bold"/>
    </style:style>
    <style:style style:family="text" style:name="T206">
      <style:text-properties fo:color="#000000" fo:font-family="Consolas" style:font-family-asian="Consolas" style:font-family-complex="Consolas" fo:font-size="12pt" fo:font-weight="bold"/>
    </style:style>
    <style:style style:family="text" style:name="T207">
      <style:text-properties fo:color="#000080" fo:font-family="Consolas" style:font-family-asian="Consolas" style:font-family-complex="Consolas" fo:font-size="12pt" fo:font-weight="bold"/>
    </style:style>
    <style:style style:family="text" style:name="T208">
      <style:text-properties fo:color="#000000" fo:font-family="Consolas" style:font-family-asian="Consolas" style:font-family-complex="Consolas" fo:font-size="12pt" fo:font-weight="bold"/>
    </style:style>
    <style:style style:family="text" style:name="T209">
      <style:text-properties fo:color="#0000ff" fo:font-family="Consolas" style:font-family-asian="Consolas" style:font-family-complex="Consolas" fo:font-size="12pt"/>
    </style:style>
    <style:style style:family="text" style:name="T210">
      <style:text-properties fo:color="#000000" fo:font-family="Consolas" style:font-family-asian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1">
      <style:text-properties fo:color="#000000" fo:font-family="Consolas" style:font-family-asian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2">
      <style:text-properties fo:color="#000000" fo:font-family="Consolas" style:font-family-asian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3">
      <style:text-properties fo:color="#000000" fo:font-family="Consolas" style:font-family-asian="Consolas" style:font-family-complex="Consolas" fo:font-size="12pt" fo:font-weight="bold"/>
    </style:style>
    <style:style style:family="text" style:name="T214">
      <style:text-properties fo:color="#000080" fo:font-family="Consolas" style:font-family-asian="Consolas" style:font-family-complex="Consolas" fo:font-size="12pt" fo:font-weight="bold"/>
    </style:style>
    <style:style style:family="text" style:name="T215">
      <style:text-properties fo:color="#000000" fo:font-family="Consolas" style:font-family-asian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6">
      <style:text-properties fo:color="#000000" fo:font-family="Consolas" style:font-family-asian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7">
      <style:text-properties fo:color="#000000" fo:font-family="Consolas" style:font-family-asian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8">
      <style:text-properties fo:color="#000000" fo:font-family="Consolas" style:font-family-asian="Consolas" style:font-family-complex="Consolas" fo:font-size="12pt" fo:font-weight="bold"/>
    </style:style>
    <style:style style:family="paragraph" style:name="P101">
      <style:text-properties/>
      <style:paragraph-properties fo:break-before="page"/>
    </style:style>
    <style:style style:family="text" style:name="T219">
      <style:text-properties fo:font-family="Times New Roman" style:font-family-complex="Times New Roman" fo:font-size="14pt" fo:font-weight="bold"/>
    </style:style>
    <style:style style:family="text" style:name="T220">
      <style:text-properties fo:font-family="Times New Roman" style:font-family-complex="Times New Roman" fo:font-size="14pt" fo:font-weight="bold"/>
    </style:style>
    <style:style style:parent-style-name="618" style:family="paragraph" style:name="P102">
      <style:text-properties/>
      <style:paragraph-properties/>
    </style:style>
    <style:style style:family="text" style:name="T221">
      <style:text-properties fo:font-family="Times New Roman" style:font-family-complex="Times New Roman" fo:font-size="14pt" fo:font-weight="bold"/>
    </style:style>
    <style:style style:family="text" style:name="T222">
      <style:text-properties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23">
      <style:text-properties fo:font-family="Times New Roman" style:font-family-complex="Times New Roman" fo:font-size="14pt" fo:font-weight="bold"/>
    </style:style>
    <style:style style:family="text" style:name="T224">
      <style:text-properties fo:font-size="14pt" fo:font-weight="bold"/>
    </style:style>
    <style:style style:parent-style-name="616" style:family="paragraph" style:name="P103">
      <style:text-properties/>
      <style:paragraph-properties/>
    </style:style>
    <style:style style:family="text" style:name="T225">
      <style:text-properties fo:color="#000000" fo:font-family="Times New Roman" style:font-family-complex="Times New Roman" fo:font-size="14pt" fo:font-weight="bold"/>
    </style:style>
    <style:style style:family="text" style:name="T226">
      <style:text-properties fo:color="#000000" fo:font-family="Times New Roman" style:font-family-complex="Times New Roman" fo:font-size="14pt" fo:font-weight="bold"/>
    </style:style>
    <style:style style:parent-style-name="618" style:family="paragraph" style:name="P104">
      <style:text-properties/>
      <style:paragraph-properties fo:text-align="justify"/>
    </style:style>
    <style:style style:family="text" style:name="T227">
      <style:text-properties fo:color="#000000" fo:font-family="Times New Roman" style:font-family-complex="Times New Roman" fo:font-size="14pt" fo:font-weight="bold"/>
    </style:style>
    <style:style style:family="text" style:name="T228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229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230">
      <style:text-properties fo:color="#000000" fo:font-family="TSCu_Times" style:font-family-asian="TSCu_Times" style:font-family-complex="TSCu_Times" fo:font-size="14pt" fo:font-weight="bold"/>
    </style:style>
    <style:style style:family="text" style:name="T231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232">
      <style:text-properties fo:color="#000000" fo:font-family="Times New Roman" style:font-family-asian="Times New Roman" style:font-family-complex="Times New Roman" fo:font-size="14pt" fo:font-weight="bold"/>
    </style:style>
    <style:style style:family="paragraph" style:name="P105">
      <style:text-properties/>
      <style:paragraph-properties fo:text-align="justify" fo:margin-left="0.1341cm" fo:margin-right="0cm" fo:text-indent="0cm" fo:margin-top="0pt" fo:margin-bottom="0pt" fo:border="none"/>
    </style:style>
    <style:style style:family="text" style:name="T233">
      <style:text-properties fo:color="#000000" fo:font-family="TSCu_Times" style:font-family-asian="TSCu_Times" style:font-family-complex="TSCu_Times" fo:font-size="14pt"/>
    </style:style>
    <style:style style:family="paragraph" style:name="P106">
      <style:text-properties/>
      <style:paragraph-properties fo:text-align="justify" fo:margin-left="0.1341cm" fo:margin-right="0cm" fo:text-indent="0cm" fo:margin-top="0pt" fo:margin-bottom="0pt" fo:border="none"/>
    </style:style>
    <style:style style:family="text" style:name="T234">
      <style:text-properties fo:color="#000000" fo:font-family="TSCu_Times" style:font-family-asian="TSCu_Times" style:font-family-complex="TSCu_Times" fo:font-size="14pt"/>
    </style:style>
    <style:style style:family="text" style:name="T235">
      <style:text-properties fo:color="#000000" fo:font-family="TSCu_Times" style:font-family-asian="TSCu_Times" style:font-family-complex="TSCu_Times" fo:font-size="14pt"/>
    </style:style>
    <style:style style:family="text" style:name="T236">
      <style:text-properties fo:color="#000000" fo:font-family="TSCu_Times" style:font-family-asian="TSCu_Times" style:font-family-complex="TSCu_Times" fo:font-size="14pt"/>
    </style:style>
    <style:style style:family="text" style:name="T237">
      <style:text-properties fo:color="#000000" fo:font-family="TSCu_Times" style:font-family-asian="TSCu_Times" style:font-family-complex="TSCu_Times" fo:font-size="14pt"/>
    </style:style>
    <style:style style:family="paragraph" style:name="P107">
      <style:text-properties/>
      <style:paragraph-properties fo:text-align="justify" fo:margin-left="0.09349cm" fo:margin-right="0cm" fo:text-indent="0cm" fo:margin-top="0pt" fo:margin-bottom="0pt" fo:border="none"/>
    </style:style>
    <style:style style:family="text" style:name="T238">
      <style:text-properties fo:color="#000000" fo:font-family="TSCu_Times" style:font-family-asian="TSCu_Times" style:font-family-complex="TSCu_Times" fo:font-size="14pt"/>
    </style:style>
    <style:style style:family="paragraph" style:name="P108">
      <style:text-properties/>
      <style:paragraph-properties fo:text-align="justify" fo:margin-left="0.09349cm" fo:margin-right="0cm" fo:text-indent="0cm" fo:margin-top="0pt" fo:margin-bottom="0pt" fo:border="none"/>
    </style:style>
    <style:style style:family="text" style:name="T239">
      <style:text-properties fo:color="#000000" fo:font-family="TSCu_Times" style:font-family-asian="TSCu_Times" style:font-family-complex="TSCu_Times" fo:font-size="14pt"/>
    </style:style>
    <style:style style:family="text" style:name="T240">
      <style:text-properties fo:color="#000000" fo:font-family="TSCu_Times" style:font-family-asian="TSCu_Times" style:font-family-complex="TSCu_Times" fo:font-size="14pt"/>
    </style:style>
    <style:style style:family="paragraph" style:name="P109">
      <style:text-properties/>
      <style:paragraph-properties fo:text-align="justify" fo:margin-left="0.1005cm" fo:margin-right="0cm" fo:text-indent="0cm" fo:margin-top="0pt" fo:margin-bottom="0pt" fo:border="none"/>
    </style:style>
    <style:style style:family="text" style:name="T241">
      <style:text-properties fo:color="#000000" fo:font-family="TSCu_Times" style:font-family-asian="TSCu_Times" style:font-family-complex="TSCu_Times" fo:font-size="14pt"/>
    </style:style>
    <style:style style:family="paragraph" style:name="P110">
      <style:text-properties/>
      <style:paragraph-properties fo:text-align="justify" fo:margin-left="0.1005cm" fo:margin-right="0cm" fo:text-indent="0cm" fo:margin-top="0pt" fo:margin-bottom="0pt" fo:border="none"/>
    </style:style>
    <style:style style:family="text" style:name="T242">
      <style:text-properties fo:color="#000000" fo:font-family="TSCu_Times" style:font-family-asian="TSCu_Times" style:font-family-complex="TSCu_Times" fo:font-size="14pt"/>
    </style:style>
    <style:style style:family="text" style:name="T243">
      <style:text-properties fo:color="#000000" fo:font-family="TSCu_Times" style:font-family-asian="TSCu_Times" style:font-family-complex="TSCu_Times" fo:font-size="14pt"/>
    </style:style>
    <style:style style:family="paragraph" style:name="P111">
      <style:text-properties/>
      <style:paragraph-properties fo:text-align="justify" fo:margin-left="0.1005cm" fo:margin-right="0cm" fo:text-indent="0cm" fo:margin-top="0pt" fo:margin-bottom="0pt" fo:border="none"/>
    </style:style>
    <style:style style:family="text" style:name="T244">
      <style:text-properties fo:color="#000000" fo:font-family="TSCu_Times" style:font-family-asian="TSCu_Times" style:font-family-complex="TSCu_Times" fo:font-size="14pt"/>
    </style:style>
    <style:style style:family="paragraph" style:name="P112">
      <style:paragraph-properties fo:text-align="justify"/>
    </style:style>
    <style:style style:family="text" style:name="T245">
      <style:text-properties fo:color="#000000" fo:font-family="Times New Roman" style:font-family-complex="Times New Roman" fo:font-size="14pt" fo:font-weight="bold"/>
    </style:style>
    <style:style style:family="text" style:name="T246">
      <style:text-properties fo:color="#000000" fo:font-family="Times New Roman" style:font-family-complex="Times New Roman" fo:font-size="14pt" fo:font-weight="bold"/>
    </style:style>
    <style:style style:family="paragraph" style:name="P113">
      <style:text-properties/>
      <style:paragraph-properties fo:text-align="justify" fo:margin-left="0cm" fo:margin-right="4.463cm" fo:text-indent="0cm" fo:margin-top="16.6pt" fo:margin-bottom="0pt" fo:border="none"/>
    </style:style>
    <style:style style:family="text" style:name="T247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248">
      <style:text-properties fo:font-family="Times New Roman" style:font-family-asian="Times New Roman" style:font-family-complex="Times New Roman" fo:font-size="14pt"/>
    </style:style>
    <style:style style:family="paragraph" style:name="P114">
      <style:text-properties/>
      <style:paragraph-properties fo:text-align="justify" fo:margin-left="0cm" fo:margin-right="0cm" fo:text-indent="0cm" fo:margin-top="14.6pt" fo:margin-bottom="0pt" fo:border="none"/>
    </style:style>
    <style:style style:family="text" style:name="T249">
      <style:text-properties fo:color="#000000" fo:font-family="TSCu_Times" style:font-family-asian="TSCu_Times" style:font-family-complex="TSCu_Times" fo:font-size="14pt"/>
    </style:style>
    <style:style style:family="text" style:name="T250">
      <style:text-properties fo:color="#000000" fo:font-family="TSCu_Times" style:font-family-asian="TSCu_Times" style:font-family-complex="TSCu_Times" fo:font-size="14pt"/>
    </style:style>
    <style:style style:family="text" style:name="T251">
      <style:text-properties fo:color="#000000" fo:font-family="TSCu_Times" style:font-family-asian="TSCu_Times" style:font-family-complex="TSCu_Times" fo:font-size="14pt"/>
    </style:style>
    <style:style style:family="text" style:name="T252">
      <style:text-properties fo:color="#000000" fo:font-family="TSCu_Times" style:font-family-asian="TSCu_Times" style:font-family-complex="TSCu_Times" fo:font-size="14pt"/>
    </style:style>
    <style:style style:family="text" style:name="T253">
      <style:text-properties fo:color="#000000" fo:font-family="TSCu_Times" style:font-family-asian="TSCu_Times" style:font-family-complex="TSCu_Times" fo:font-size="14pt"/>
    </style:style>
    <style:style style:family="text" style:name="T254">
      <style:text-properties fo:color="#000000" fo:font-family="TSCu_Times" style:font-family-asian="TSCu_Times" style:font-family-complex="TSCu_Times" fo:font-size="14pt"/>
    </style:style>
    <style:style style:family="text" style:name="T255">
      <style:text-properties fo:color="#000000" fo:font-family="TSCu_Times" style:font-family-asian="TSCu_Times" style:font-family-complex="TSCu_Times" fo:font-size="14pt"/>
    </style:style>
    <style:style style:family="text" style:name="T256">
      <style:text-properties fo:color="#000000" fo:font-family="TSCu_Times" style:font-family-asian="TSCu_Times" style:font-family-complex="TSCu_Times" fo:font-size="14pt"/>
    </style:style>
    <style:style style:family="paragraph" style:name="P115">
      <style:text-properties/>
      <style:paragraph-properties fo:text-align="justify" fo:margin-left="0cm" fo:margin-right="0cm" fo:text-indent="0cm" fo:margin-top="14.6pt" fo:margin-bottom="0pt" fo:border="none"/>
    </style:style>
    <style:style style:family="text" style:name="T257">
      <style:text-properties fo:color="#000000" fo:font-family="TSCu_Times" style:font-family-asian="TSCu_Times" style:font-family-complex="TSCu_Times" fo:font-size="14pt"/>
    </style:style>
    <style:style style:family="text" style:name="T258">
      <style:text-properties fo:color="#000000" fo:font-family="TSCu_Times" style:font-family-asian="TSCu_Times" style:font-family-complex="TSCu_Times" fo:font-size="14pt"/>
    </style:style>
    <style:style style:family="paragraph" style:name="P116">
      <style:text-properties/>
      <style:paragraph-properties fo:text-align="justify" fo:margin-left="0cm" fo:margin-right="0cm" fo:text-indent="0cm" fo:margin-top="14.6pt" fo:margin-bottom="0pt" fo:border="none"/>
    </style:style>
    <style:style style:family="text" style:name="T259">
      <style:text-properties fo:color="#000000" fo:font-family="TSCu_Times" style:font-family-asian="TSCu_Times" style:font-family-complex="TSCu_Times" fo:font-size="14pt"/>
    </style:style>
    <style:style style:family="text" style:name="T260">
      <style:text-properties fo:color="#000000" fo:font-family="TSCu_Times" style:font-family-asian="TSCu_Times" style:font-family-complex="TSCu_Times" fo:font-size="14pt"/>
    </style:style>
    <style:style style:family="text" style:name="T261">
      <style:text-properties fo:color="#000000" fo:font-family="TSCu_Times" style:font-family-asian="TSCu_Times" style:font-family-complex="TSCu_Times" fo:font-size="14pt"/>
    </style:style>
    <style:style style:family="text" style:name="T262">
      <style:text-properties fo:color="#000000" fo:font-family="TSCu_Times" style:font-family-asian="TSCu_Times" style:font-family-complex="TSCu_Times" fo:font-size="14pt"/>
    </style:style>
    <style:style style:family="text" style:name="T263">
      <style:text-properties fo:color="#000000" fo:font-family="TSCu_Times" style:font-family-asian="TSCu_Times" style:font-family-complex="TSCu_Times" fo:font-size="14pt"/>
    </style:style>
    <style:style style:family="text" style:name="T264">
      <style:text-properties fo:color="#000000" fo:font-family="TSCu_Times" style:font-family-asian="TSCu_Times" style:font-family-complex="TSCu_Times" fo:font-size="14pt"/>
    </style:style>
    <style:style style:family="paragraph" style:name="P117">
      <style:text-properties/>
      <style:paragraph-properties fo:text-align="justify" fo:margin-left="0cm" fo:margin-right="0cm" fo:text-indent="0cm" fo:margin-top="14.6pt" fo:margin-bottom="0pt" fo:border="none"/>
    </style:style>
    <style:style style:family="text" style:name="T265">
      <style:text-properties fo:color="#000000" fo:font-family="TSCu_Times" style:font-family-asian="TSCu_Times" style:font-family-complex="TSCu_Times" fo:font-size="14pt"/>
    </style:style>
    <style:style style:family="text" style:name="T266">
      <style:text-properties fo:color="#000000" fo:font-family="TSCu_Times" style:font-family-asian="TSCu_Times" style:font-family-complex="TSCu_Times" fo:font-size="14pt"/>
    </style:style>
    <style:style style:family="paragraph" style:name="P118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267">
      <style:text-properties fo:color="#000000" fo:font-family="TSCu_Times" style:font-family-asian="TSCu_Times" style:font-family-complex="TSCu_Times" fo:font-size="14pt"/>
    </style:style>
    <style:style style:family="paragraph" style:name="P119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268">
      <style:text-properties fo:color="#000000" fo:font-family="TSCu_Times" style:font-family-asian="TSCu_Times" style:font-family-complex="TSCu_Times" fo:font-size="14pt"/>
    </style:style>
    <style:style style:family="text" style:name="T269">
      <style:text-properties fo:color="#000000" fo:font-family="TSCu_Times" style:font-family-asian="TSCu_Times" style:font-family-complex="TSCu_Times" fo:font-size="14pt"/>
    </style:style>
    <style:style style:family="paragraph" style:name="P120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270">
      <style:text-properties fo:color="#000000" fo:font-family="TSCu_Times" style:font-family-asian="TSCu_Times" style:font-family-complex="TSCu_Times" fo:font-size="14pt"/>
    </style:style>
    <style:style style:family="paragraph" style:name="P121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271">
      <style:text-properties fo:color="#000000" fo:font-family="TSCu_Times" style:font-family-asian="TSCu_Times" style:font-family-complex="TSCu_Times" fo:font-size="14pt"/>
    </style:style>
    <style:style style:family="text" style:name="T272">
      <style:text-properties fo:color="#000000" fo:font-family="TSCu_Times" style:font-family-asian="TSCu_Times" style:font-family-complex="TSCu_Times" fo:font-size="14pt"/>
    </style:style>
    <style:style style:family="text" style:name="T273">
      <style:text-properties fo:color="#000000" fo:font-family="TSCu_Times" style:font-family-asian="TSCu_Times" style:font-family-complex="TSCu_Times" fo:font-size="14pt"/>
    </style:style>
    <style:style style:family="text" style:name="T274">
      <style:text-properties fo:color="#000000" fo:font-family="TSCu_Times" style:font-family-asian="TSCu_Times" style:font-family-complex="TSCu_Times" fo:font-size="14pt"/>
    </style:style>
    <style:style style:family="paragraph" style:name="P122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275">
      <style:text-properties fo:color="#000000" fo:font-family="TSCu_Times" style:font-family-asian="TSCu_Times" style:font-family-complex="TSCu_Times" fo:font-size="14pt"/>
    </style:style>
    <style:style style:family="paragraph" style:name="P123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276">
      <style:text-properties fo:color="#000000" fo:font-family="TSCu_Times" style:font-family-asian="TSCu_Times" style:font-family-complex="TSCu_Times" fo:font-size="14pt"/>
    </style:style>
    <style:style style:family="text" style:name="T277">
      <style:text-properties fo:color="#000000" fo:font-family="TSCu_Times" style:font-family-asian="TSCu_Times" style:font-family-complex="TSCu_Times" fo:font-size="14pt"/>
    </style:style>
    <style:style style:family="paragraph" style:name="P124">
      <style:text-properties/>
      <style:paragraph-properties fo:text-align="justify" fo:break-before="page"/>
    </style:style>
    <style:style style:family="text" style:name="T278">
      <style:text-properties fo:color="#000000" fo:font-family="Times New Roman" style:font-family-complex="Times New Roman" fo:font-size="14pt" fo:font-weight="bold"/>
    </style:style>
    <style:style style:family="text" style:name="T279">
      <style:text-properties fo:color="#000000" fo:font-family="Times New Roman" style:font-family-complex="Times New Roman" fo:font-size="14pt" fo:font-weight="bold"/>
    </style:style>
    <style:style style:parent-style-name="616" style:family="paragraph" style:name="P125">
      <style:text-properties/>
      <style:paragraph-properties/>
    </style:style>
    <style:style style:family="text" style:name="T280">
      <style:text-properties fo:color="#000000" fo:font-family="Times New Roman" style:font-family-complex="Times New Roman" fo:font-size="14pt" fo:font-weight="bold"/>
    </style:style>
    <style:style style:family="text" style:name="T281">
      <style:text-properties fo:color="#000000" fo:font-family="Times New Roman" style:font-family-complex="Times New Roman"/>
    </style:style>
    <style:style style:family="paragraph" style:name="P126">
      <style:paragraph-properties fo:text-align="justify" fo:margin-left="0cm" fo:margin-right="0cm" fo:text-indent="0cm" fo:margin-top="0pt" fo:margin-bottom="0pt" fo:border="none"/>
    </style:style>
    <style:style style:family="text" style:name="T282">
      <style:text-properties fo:font-family="Times New Roman" style:font-family-complex="Times New Roman" fo:font-size="14pt"/>
    </style:style>
    <style:style style:family="text" style:name="T283">
      <style:text-properties fo:color="#000000" fo:font-family="TSCu_Times" style:font-family-complex="TSCu_Times" fo:font-size="14pt"/>
    </style:style>
    <style:style style:family="text" style:name="T284">
      <style:text-properties fo:color="#000000" fo:font-family="TSCu_Times" style:font-family-complex="TSCu_Times" fo:font-size="14pt" fo:background-color="#ffffff"/>
    </style:style>
    <style:style style:family="text" style:name="T285">
      <style:text-properties fo:color="#000000" fo:font-family="TSCu_Times" style:font-family-complex="TSCu_Times" fo:font-size="14pt"/>
    </style:style>
    <style:style style:family="text" style:name="T286">
      <style:text-properties fo:color="#000000" fo:font-family="TSCu_Times" style:font-family-complex="TSCu_Times" fo:font-size="14pt" fo:background-color="#ffffff"/>
    </style:style>
    <style:style style:family="text" style:name="T287">
      <style:text-properties fo:color="#000000" fo:font-family="TSCu_Times" style:font-family-complex="TSCu_Times" fo:font-size="14pt"/>
    </style:style>
    <style:style style:family="text" style:name="T288">
      <style:text-properties fo:font-family="Times New Roman" style:font-family-complex="Times New Roman" fo:font-size="14pt"/>
    </style:style>
  </office:automatic-styles>
  <office:body>
    <office:text text:use-soft-page-breaks="true">
      <text:p text:style-name="P41"><text:span text:style-name="T53">МІНІСТЕРСТВО ОСВІТИ І НАУКИ УКРАЇНИ</text:span><text:span/></text:p>
      <text:p text:style-name="P42"><text:span text:style-name="T54">НАЦІОНАЛЬНИЙ УНІВЕРСИТЕТ «ЛЬВІВСЬКА ПОЛІТЕХНІКА»</text:span><text:span/></text:p>
      <text:p text:style-name="P43"><text:span text:style-name="T55"/><text:span/></text:p>
      <text:p text:style-name="P44"><text:span text:style-name="T56">ВІДОКРЕМЛЕНИЙ СТРУКТУРНИЙ ПІДРОЗДІЛ –</text:span><text:span/></text:p>
      <text:p text:style-name="P45"><text:span text:style-name="T57">КОЛЕДЖ ТЕЛЕКОМУНІКАЦІЙ ТА КОМП’ЮТЕРНИХ ТЕХНОЛОГІЙ</text:span><text:span/></text:p>
      <text:p text:style-name="P46"><text:span text:style-name="T58">НАЦІОНАЛЬНОГО УНІВЕРСИТЕТУ «ЛЬВІВСЬКА ПОЛІТЕХНІКА»</text:span><text:span/></text:p>
      <text:p text:style-name="P47"><text:span><text:line-break/><text:line-break/><text:line-break/></text:span><text:span/></text:p>
      <text:p text:style-name="P48"><text:span text:style-name="T59">ЛАБОРАТОРНА  (ПРАКТИЧНА)  РОБОТА № 6</text:span><text:span/></text:p>
      <text:p text:style-name="P49"><text:span text:style-name="T60">(тема роботи)</text:span><text:span/></text:p>
      <text:p text:style-name="P50"><text:span text:style-name="T61"/><text:span text:style-name="T62">Тема: </text:span><text:span><text:line-break/><text:line-break/></text:span><text:span text:style-name="T63"><text:s/></text:span><text:span text:style-name="T64">Складання програм для обробки одновимірних масивів. </text:span><text:span><text:line-break/><text:line-break/></text:span><text:span text:style-name="T65"><text:line-break/><text:line-break/></text:span><text:span text:style-name="T66"/><text:span/></text:p>
      <text:p text:style-name="P51"><text:span text:style-name="T67"/><text:span text:style-name="T68">Роботу виконав студент</text:span><text:span text:style-name="T69"/><text:span/></text:p>
      <text:p text:style-name="P52"><text:span text:style-name="T70"/><text:span text:style-name="T71"/><text:span/></text:p>
      <text:p text:style-name="P53"><text:span text:style-name="T72">гр. ТКб-31</text:span><text:span text:style-name="T73"/><text:span/></text:p>
      <text:p text:style-name="P54"><text:span text:style-name="T74">Заяць Богдан</text:span><text:span text:style-name="T75"/><text:span/></text:p>
      <text:p text:style-name="P55"><text:span text:style-name="T76"/><text:span text:style-name="T77">(прізвище та ініціали студента)</text:span><text:span text:style-name="T78"/><text:span/></text:p>
      <text:p text:style-name="P56"><text:span text:style-name="T79">Дата виконання</text:span><text:span text:style-name="T80"> 23.03.2022</text:span><text:span text:style-name="T81"/><text:span/></text:p>
      <text:p text:style-name="P57"><text:span text:style-name="T82">Роботу прийняв викладач</text:span><text:span text:style-name="T83"/><text:span/></text:p>
      <text:p text:style-name="P58"><text:span text:style-name="T84">Андрій Селемонавічус</text:span><text:span text:style-name="T85"/><text:span/></text:p>
      <text:p text:style-name="P59"><text:span text:style-name="T86">(прізвище та ініціали викладача)</text:span><text:span text:style-name="T87"/><text:span/></text:p>
      <text:p text:style-name="P60"><text:span text:style-name="T88"/><text:span text:style-name="T89"/><text:span/></text:p>
      <text:p text:style-name="P61"><text:span text:style-name="T90">Дані про залік</text:span><text:span text:style-name="T91"/><text:span/></text:p>
      <text:p text:style-name="P62"><text:span text:style-name="T92">Оцінка</text:span><text:span text:style-name="T93"> _______________</text:span><text:span text:style-name="T94"/><text:span/></text:p>
      <text:p text:style-name="P63"><text:span text:style-name="T95">Дата захисту </text:span><text:span text:style-name="T96">“___” _________________2022</text:span><text:span text:style-name="T97"/><text:span/></text:p>
      <text:p text:style-name="P64"><text:span text:style-name="T98">Підпис викладача</text:span><text:span text:style-name="T99"><text:line-break/><text:line-break/><text:line-break/><text:line-break/><text:line-break/><text:line-break/></text:span><text:span text:style-name="T100"/><text:span/></text:p>
      <text:p text:style-name="P65"><text:span text:style-name="T101"/><text:span text:style-name="T102">Львів – 2022</text:span><text:span text:style-name="T103"/><text:span/></text:p>
      <text:p text:style-name="P66"><text:span text:style-name="T104">Мета роботи: </text:span><text:span text:style-name="T105"/><text:span/></text:p>
      <text:p><text:span text:style-name="T106"/><text:span text:style-name="T107">Навчитись описувати, формувати і опрацьовувати одновимірні </text:span><text:span text:style-name="T108"> </text:span><text:span text:style-name="T109">масиви даних.</text:span><text:span text:style-name="T110"><text:s/></text:span><text:span text:style-name="T111"/><text:span/></text:p>
      <text:p text:style-name="P67"><text:span text:style-name="T112">Інструмент, обладнання і прилади</text:span><text:span/></text:p>
      <text:p text:style-name="P68"><text:span text:style-name="T113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69"><text:span text:style-name="T114">Ноутбук із Лінукс-дистрибутивом Endavour OS with GNOME 41 DE, OpenJDK17,IntelliJ IDEA CE, ONLYOFIICE Desktop Editors.</text:span><text:span text:style-name="T115"/><text:span/></text:p>
      <text:p text:style-name="P70"><text:span text:style-name="T116">Завдання</text:span><text:span text:style-name="T117"/><text:span/></text:p>
      <text:p text:style-name="P71"><text:span text:style-name="T118"/><text:span text:style-name="T119">Ввести масив цілих чисел (розмірність - 8 елементів), значення всіх<text:s text:c="2"/>введених чисел, збільшити на два, результуючий масив вивести на екран. </text:span><text:span text:style-name="T120"/><text:span/></text:p>
      <text:p text:style-name="P72"><text:span text:style-name="T121">Звіт по роботі</text:span><text:span text:style-name="T122"/><text:span/></text:p>
      <text:p text:style-name="P73"><text:span text:style-name="T123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74"><text:span text:style-name="T124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/text:p>
      <text:p text:style-name="P75"><text:span text:style-name="T125"><text:soft-page-break/></text:span><text:span text:style-name="T126"/></text:p>
      <text:p text:style-name="P76"><text:span text:style-name="T127"/><text:span text:style-name="T128">Код</text:span><text:span text:style-name="T129"/><text:span/></text:p>
      <text:p text:style-name="P77"><text:span text:style-name="T130">package</text:span><text:span text:style-name="T131"> lab6;</text:span><text:span/></text:p>
      <text:p text:style-name="P78"><text:span text:style-name="T132"> </text:span><text:span/></text:p>
      <text:p text:style-name="P79"><text:span text:style-name="T133">import</text:span><text:span text:style-name="T134"> java.util.Arrays;</text:span><text:span/></text:p>
      <text:p text:style-name="P80"><text:span text:style-name="T135"> </text:span><text:span/></text:p>
      <text:p text:style-name="P81"><text:span text:style-name="T136">import</text:span><text:span text:style-name="T137"><text:s/></text:span><text:span text:style-name="T138">static</text:span><text:span text:style-name="T139"> java.lang.System.out;</text:span><text:span/></text:p>
      <text:p text:style-name="P82"><text:span text:style-name="T140"> </text:span><text:span/></text:p>
      <text:p text:style-name="P83"><text:span text:style-name="T141">public</text:span><text:span text:style-name="T142"><text:s/></text:span><text:span text:style-name="T143">class</text:span><text:span text:style-name="T144"><text:s/></text:span><text:span text:style-name="T145">Lab6</text:span><text:span text:style-name="T146"> {</text:span><text:span/></text:p>
      <text:p text:style-name="P84"><text:span text:style-name="T147"><text:s text:c="4"/></text:span><text:span text:style-name="T148">static</text:span><text:span text:style-name="T149"><text:s text:c="2"/></text:span><text:span text:style-name="T150">int</text:span><text:span text:style-name="T151">[] numbers = {</text:span><text:span text:style-name="T152">0</text:span><text:span text:style-name="T153">,</text:span><text:span text:style-name="T154">1</text:span><text:span text:style-name="T155">,</text:span><text:span text:style-name="T156">2</text:span><text:span text:style-name="T157">,</text:span><text:span text:style-name="T158">3</text:span><text:span text:style-name="T159">,</text:span><text:span text:style-name="T160">4</text:span><text:span text:style-name="T161">,</text:span><text:span text:style-name="T162">5</text:span><text:span text:style-name="T163">,</text:span><text:span text:style-name="T164">6</text:span><text:span text:style-name="T165">,</text:span><text:span text:style-name="T166">7</text:span><text:span text:style-name="T167">};</text:span><text:span/></text:p>
      <text:p text:style-name="P85"><text:span text:style-name="T168"><text:s text:c="4"/></text:span><text:span text:style-name="T169">static</text:span><text:span text:style-name="T170"><text:s/></text:span><text:span text:style-name="T171">final</text:span><text:span text:style-name="T172"><text:s text:c="2"/></text:span><text:span text:style-name="T173">int</text:span><text:span text:style-name="T174"> MULTIPLIER = </text:span><text:span text:style-name="T175">2</text:span><text:span text:style-name="T176">;</text:span><text:span/></text:p>
      <text:p text:style-name="P86"><text:span text:style-name="T177"> </text:span><text:span/></text:p>
      <text:p text:style-name="P87"><text:span text:style-name="T178"><text:s text:c="4"/></text:span><text:span text:style-name="T179">public</text:span><text:span text:style-name="T180"><text:s/></text:span><text:span text:style-name="T181">static</text:span><text:span text:style-name="T182"><text:s/></text:span><text:span text:style-name="T183">void</text:span><text:span text:style-name="T184"><text:s/></text:span><text:span text:style-name="T185">main</text:span><text:span text:style-name="T186">(String[] args) {</text:span><text:span/></text:p>
      <text:p text:style-name="P88"><text:span text:style-name="T187"><text:s text:c="8"/>out.println(Arrays.toString(multiplyArrayValues(numbers, MULTIPLIER)));</text:span><text:span/></text:p>
      <text:p text:style-name="P89"><text:span text:style-name="T188"><text:s text:c="8"/>out.println(Arrays.toString(numbers));</text:span><text:span/></text:p>
      <text:p text:style-name="P90"><text:span text:style-name="T189"><text:s text:c="4"/>}</text:span><text:span/></text:p>
      <text:p text:style-name="P91"><text:span text:style-name="T190"> </text:span><text:span/></text:p>
      <text:p text:style-name="P92"><text:span text:style-name="T191"><text:s text:c="4"/></text:span><text:span text:style-name="T192">static</text:span><text:span text:style-name="T193"><text:s/></text:span><text:span text:style-name="T194">int</text:span><text:span text:style-name="T195"> [] multiplyArrayValues(</text:span><text:span text:style-name="T196">int</text:span><text:span text:style-name="T197"> [] array,</text:span><text:span text:style-name="T198">int</text:span><text:span text:style-name="T199"> multiplier){</text:span><text:span/></text:p>
      <text:p text:style-name="P93"><text:span text:style-name="T200"><text:s text:c="8"/></text:span><text:span text:style-name="T201">int</text:span><text:span text:style-name="T202"> [] arr = array.clone(); </text:span><text:span text:style-name="T203">// otherwise, array will be mutated</text:span><text:span/></text:p>
      <text:p text:style-name="P94"><text:span text:style-name="T204"><text:s text:c="8"/></text:span><text:span text:style-name="T205">for</text:span><text:span text:style-name="T206"> (</text:span><text:span text:style-name="T207">int</text:span><text:span text:style-name="T208"> i =</text:span><text:span text:style-name="T209">0</text:span><text:span text:style-name="T210">; i &lt; arr.length; i++) {</text:span><text:span/></text:p>
      <text:p text:style-name="P95"><text:span text:style-name="T211"><text:s text:c="12"/>arr[i] *= multiplier;</text:span><text:span/></text:p>
      <text:p text:style-name="P96"><text:span text:style-name="T212"><text:s text:c="8"/>}</text:span><text:span/></text:p>
      <text:p text:style-name="P97"><text:span text:style-name="T213"><text:s text:c="8"/></text:span><text:span text:style-name="T214">return</text:span><text:span text:style-name="T215"><text:s text:c="2"/>arr;</text:span><text:span/></text:p>
      <text:p text:style-name="P98"><text:span text:style-name="T216"><text:s text:c="4"/>}</text:span><text:span/></text:p>
      <text:p text:style-name="P99"><text:span text:style-name="T217"> </text:span><text:span/></text:p>
      <text:p text:style-name="P100"><text:span text:style-name="T218">}</text:span><text:span/></text:p>
      <text:p text:style-name="P101"><text:span text:style-name="T219"><text:soft-page-break/></text:span><text:span text:style-name="T220"/></text:p>
      <text:p text:style-name="P102"><text:span text:style-name="T221">Результат</text:span><text:span text:style-name="T222"/><draw:frame draw:style-name="gr3" text:anchor-type="as-char" svg:width="16.5cm" svg:height="1.823cm" svg:x="0cm" svg:y="0cm"><draw:image xlink:href="Pictures/image1.png" xlink:type="simple" xlink:show="embed" xlink:actuate="onLoad"/></draw:frame><text:span text:style-name="T223"/><text:span text:style-name="T224"/></text:p>
      <text:p text:style-name="P103"><text:span text:style-name="T225">Відповіді на запитання </text:span><text:span text:style-name="T226"> контролю</text:span><text:span/></text:p>
      <text:p text:style-name="P104"><text:span text:style-name="T227"/><text:span text:style-name="T228">Питання вхідного контролю.</text:span><text:span/><text:span text:style-name="T229"/><text:span text:style-name="T230"/><text:span/><text:span text:style-name="T231"/><text:span text:style-name="T232"/></text:p>
      <text:p text:style-name="P105"><text:span text:style-name="T233">1. Що таке масив? </text:span><text:span/></text:p>
      <text:p text:style-name="P106"><text:span text:style-name="T234">Масив — це впорядкована множина </text:span><text:span text:style-name="T235">фіксованої кількості однотипних елементів, що зберігаються в послідовно розташованих комірках оперативної пам'яті, мають порядковий номер і спільне ім'я, що надає користувач. </text:span><text:span text:style-name="T236"/><text:span text:style-name="T237"/></text:p>
      <text:p text:style-name="P107"><text:span text:style-name="T238">2. Яке значення має індекс 1-го елементу масиву? </text:span><text:span/></text:p>
      <text:p text:style-name="P108"><text:span text:style-name="T239">0</text:span><text:span text:style-name="T240"/></text:p>
      <text:p text:style-name="P109"><text:span text:style-name="T241">3. Які типи даних можна використати для опису масивів ?</text:span><text:span/></text:p>
      <text:p text:style-name="P110"><text:span text:style-name="T242">Будь-які.</text:span><text:span text:style-name="T243"/></text:p>
      <text:p text:style-name="P111"><text:span text:style-name="T244"><text:s/></text:span><text:span/></text:p>
      <text:p text:style-name="P112"><text:span text:style-name="T245"/><text:span text:style-name="T246"/></text:p>
      <text:p text:style-name="P113"><text:span text:style-name="T247">Питання вихідного контролю </text:span><text:span text:style-name="T248"/></text:p>
      <text:p text:style-name="P114"><text:span text:style-name="T249">1. Як оголошується масив в Java? </text:span><text:span text:style-name="T250"/><text:span text:style-name="T251"/><text:span text:style-name="T252"/><text:span text:style-name="T253"/><text:span text:style-name="T254"/><text:span text:style-name="T255"/><text:span text:style-name="T256"/></text:p>
      <text:p text:style-name="P115"><text:span text:style-name="T257">int[] array; нормально.</text:span><text:span text:style-name="T258"/></text:p>
      <text:p text:style-name="P116"><text:span text:style-name="T259">int array[]; c<text:s text:c="2"/>стиль</text:span><text:span text:style-name="T260"/><text:span text:style-name="T261"/><text:span text:style-name="T262"/><text:span text:style-name="T263"/><text:span text:style-name="T264"/></text:p>
      <text:p text:style-name="P117"><text:span text:style-name="T265"/><text:span text:style-name="T266"/></text:p>
      <text:p text:style-name="P118"><text:span text:style-name="T267">2. Як ініціалізувати масив в Java? </text:span><text:span/></text:p>
      <text:p text:style-name="P119"><text:span text:style-name="T268">array = {0,2,3,4,47,-9}</text:span><text:span text:style-name="T269"/></text:p>
      <text:p text:style-name="P120"><text:span text:style-name="T270">3. Що таке альтернативний метод оголошення масиву? </text:span><text:span/></text:p>
      <text:p text:style-name="P121"><text:span text:style-name="T271"/><text:span text:style-name="T272">int[] Matr[] = new int[2][3];</text:span><text:span text:style-name="T273"/><text:span text:style-name="T274"/></text:p>
      <text:p text:style-name="P122"><text:span text:style-name="T275">4. Яке значення має індекс 10-го елементу масиву?</text:span><text:span/></text:p>
      <text:p text:style-name="P123"><text:span text:style-name="T276">9</text:span><text:span text:style-name="T277"/></text:p>
      <text:p text:style-name="P124"><text:span text:style-name="T278"><text:soft-page-break/></text:span><text:span text:style-name="T279"/></text:p>
      <text:p text:style-name="P125"><text:span text:style-name="T280">Висновки</text:span><text:span text:style-name="T281"/><text:span/></text:p>
      <text:p text:style-name="P126"><text:span text:style-name="T282">Я<text:s text:c="2"/>навчився</text:span><text:span text:style-name="T283"><text:s/></text:span><text:span text:style-name="T284">описувати, формувати і опрацьовувати одновимірні </text:span><text:span text:style-name="T285"> </text:span><text:span text:style-name="T286">масиви даних.</text:span><text:span text:style-name="T287"><text:s/></text:span><text:span text:style-name="T288"/><text:span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0">
      <style:text-properties fo:font-family="Arial" style:font-family-complex="Arial" fo:font-size="11pt" fo:language="uk" fo:country="UA"/>
    </style:style>
    <style:style style:parent-style-name="609"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2">
      <style:text-properties fo:font-family="Arial" style:font-family-complex="Arial" fo:font-size="11pt" fo:language="uk" fo:country="UA"/>
    </style:style>
    <style:style style:parent-style-name="611" style:display-name="DStyle_paragraph" style:family="paragraph" style:name="61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4">
      <style:text-properties fo:font-family="Arial" style:font-family-complex="Arial" fo:font-size="11pt" fo:language="uk" fo:country="UA"/>
    </style:style>
    <style:style style:parent-style-name="601" style:display-name="Default Paragraph Font" style:family="text" style:name="615"/>
    <style:style style:parent-style-name="675" style:display-name="Heading 1" style:family="paragraph" style:name="616">
      <style:text-properties fo:font-family="Arial" style:font-family-complex="Arial" fo:font-size="20pt"/>
      <style:paragraph-properties fo:margin-top="24pt" fo:margin-bottom="10pt"/>
    </style:style>
    <style:style style:parent-style-name="615" style:display-name="Heading 1 Char" style:family="text" style:name="617">
      <style:text-properties fo:font-family="Arial" style:font-family-complex="Arial" fo:font-size="20pt"/>
    </style:style>
    <style:style style:parent-style-name="675" style:display-name="Heading 2" style:family="paragraph" style:name="618">
      <style:text-properties fo:font-family="Arial" style:font-family-complex="Arial" fo:font-size="17pt"/>
      <style:paragraph-properties fo:margin-top="18pt" fo:margin-bottom="10pt"/>
    </style:style>
    <style:style style:parent-style-name="615" style:display-name="Heading 2 Char" style:family="text" style:name="619">
      <style:text-properties fo:font-family="Arial" style:font-family-complex="Arial" fo:font-size="17pt"/>
    </style:style>
    <style:style style:parent-style-name="675" style:display-name="Heading 3" style:family="paragraph" style:name="620">
      <style:text-properties fo:font-family="Arial" style:font-family-complex="Arial" fo:font-size="15pt"/>
      <style:paragraph-properties fo:margin-top="16pt" fo:margin-bottom="10pt"/>
    </style:style>
    <style:style style:parent-style-name="615" style:display-name="Heading 3 Char" style:family="text" style:name="621">
      <style:text-properties fo:font-family="Arial" style:font-family-complex="Arial" fo:font-size="15pt"/>
    </style:style>
    <style:style style:parent-style-name="675" style:display-name="Heading 4" style:family="paragraph" style:name="622">
      <style:text-properties fo:font-family="Arial" style:font-family-complex="Arial" fo:font-size="13pt" fo:font-weight="bold"/>
      <style:paragraph-properties fo:margin-top="16pt" fo:margin-bottom="10pt"/>
    </style:style>
    <style:style style:parent-style-name="615" style:display-name="Heading 4 Char" style:family="text" style:name="623">
      <style:text-properties fo:font-family="Arial" style:font-family-complex="Arial" fo:font-size="13pt" fo:font-weight="bold"/>
    </style:style>
    <style:style style:parent-style-name="675" style:display-name="Heading 5" style:family="paragraph" style:name="624">
      <style:text-properties fo:font-family="Arial" style:font-family-complex="Arial" fo:font-size="12pt" fo:font-weight="bold"/>
      <style:paragraph-properties fo:margin-top="16pt" fo:margin-bottom="10pt"/>
    </style:style>
    <style:style style:parent-style-name="615" style:display-name="Heading 5 Char" style:family="text" style:name="625">
      <style:text-properties fo:font-family="Arial" style:font-family-complex="Arial" fo:font-size="12pt" fo:font-weight="bold"/>
    </style:style>
    <style:style style:parent-style-name="675" style:display-name="Heading 6" style:family="paragraph" style:name="626">
      <style:text-properties fo:font-family="Arial" style:font-family-complex="Arial" fo:font-size="11pt" fo:font-weight="bold"/>
      <style:paragraph-properties fo:margin-top="16pt" fo:margin-bottom="10pt"/>
    </style:style>
    <style:style style:parent-style-name="615" style:display-name="Heading 6 Char" style:family="text" style:name="627">
      <style:text-properties fo:font-family="Arial" style:font-family-complex="Arial" fo:font-size="11pt" fo:font-weight="bold"/>
    </style:style>
    <style:style style:parent-style-name="675" style:display-name="Heading 7" style:family="paragraph" style:name="628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5" style:display-name="Heading 7 Char" style:family="text" style:name="629">
      <style:text-properties fo:font-family="Arial" style:font-family-complex="Arial" fo:font-size="11pt" fo:font-style="italic" fo:font-weight="bold"/>
    </style:style>
    <style:style style:parent-style-name="675" style:display-name="Heading 8" style:family="paragraph" style:name="630">
      <style:text-properties fo:font-family="Arial" style:font-family-complex="Arial" fo:font-size="11pt" fo:font-style="italic"/>
      <style:paragraph-properties fo:margin-top="16pt" fo:margin-bottom="10pt"/>
    </style:style>
    <style:style style:parent-style-name="615" style:display-name="Heading 8 Char" style:family="text" style:name="631">
      <style:text-properties fo:font-family="Arial" style:font-family-complex="Arial" fo:font-size="11pt" fo:font-style="italic"/>
    </style:style>
    <style:style style:parent-style-name="675" style:display-name="Heading 9" style:family="paragraph" style:name="632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5" style:display-name="Heading 9 Char" style:family="text" style:name="633">
      <style:text-properties fo:font-family="Arial" style:font-family-complex="Arial" fo:font-size="10.5pt" fo:font-style="italic"/>
    </style:style>
    <style:style style:parent-style-name="675" style:display-name="Title" style:family="paragraph" style:name="634">
      <style:text-properties fo:font-size="24pt"/>
      <style:paragraph-properties fo:margin-top="15pt" fo:margin-bottom="10pt"/>
    </style:style>
    <style:style style:parent-style-name="615" style:display-name="Title Char" style:family="text" style:name="635">
      <style:text-properties fo:font-size="24pt"/>
    </style:style>
    <style:style style:parent-style-name="675" style:display-name="Subtitle" style:family="paragraph" style:name="636">
      <style:text-properties fo:font-size="12pt"/>
      <style:paragraph-properties fo:margin-top="10pt" fo:margin-bottom="10pt"/>
    </style:style>
    <style:style style:parent-style-name="615" style:display-name="Subtitle Char" style:family="text" style:name="637">
      <style:text-properties fo:font-size="12pt"/>
    </style:style>
    <style:style style:parent-style-name="675" style:display-name="Quote" style:family="paragraph" style:name="638">
      <style:text-properties fo:font-style="italic"/>
      <style:paragraph-properties fo:margin-left="1.27cm" fo:margin-right="1.27cm" fo:text-indent="0cm"/>
    </style:style>
    <style:style style:parent-style-name="601" style:display-name="Quote Char" style:family="text" style:name="639">
      <style:text-properties fo:font-style="italic"/>
    </style:style>
    <style:style style:parent-style-name="675" style:display-name="Intense Quote" style:family="paragraph" style:name="640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1" style:display-name="Intense Quote Char" style:family="text" style:name="641">
      <style:text-properties fo:font-style="italic"/>
    </style:style>
    <style:style style:parent-style-name="675" style:display-name="Header" style:family="paragraph" style:name="6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5" style:display-name="Header Char" style:family="text" style:name="643"/>
    <style:style style:parent-style-name="675" style:display-name="Footer" style:family="paragraph" style:name="6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5" style:display-name="Footer Char" style:family="text" style:name="645"/>
    <style:style style:parent-style-name="675" style:display-name="Caption" style:family="paragraph" style:name="646">
      <style:text-properties fo:color="#4f81bd" fo:font-size="9pt" fo:font-weight="bold"/>
      <style:paragraph-properties fo:line-height="115%"/>
    </style:style>
    <style:style style:parent-style-name="601" style:display-name="Caption Char" style:family="text" style:name="647"/>
    <style:style style:parent-style-name="601" style:display-name="Hyperlink" style:family="text" style:name="648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9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0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1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2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3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4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5">
      <style:text-properties fo:color="#0000ff" style:text-underline-type="single" style:text-underline-style="solid" style:text-underline-width="auto" style:text-underline-color="font-color"/>
    </style:style>
    <style:style style:parent-style-name="675" style:display-name="footnote text" style:family="paragraph" style:name="656">
      <style:text-properties fo:font-size="9pt"/>
      <style:paragraph-properties fo:line-height="100%" fo:margin-bottom="2pt"/>
    </style:style>
    <style:style style:parent-style-name="601" style:display-name="Footnote Text Char" style:family="text" style:name="657">
      <style:text-properties fo:font-size="9pt"/>
    </style:style>
    <style:style style:parent-style-name="615" style:display-name="footnote reference" style:family="text" style:name="658"/>
    <style:style style:parent-style-name="675" style:display-name="endnote text" style:family="paragraph" style:name="659">
      <style:text-properties fo:font-size="10pt"/>
      <style:paragraph-properties fo:line-height="100%" fo:margin-bottom="0pt"/>
    </style:style>
    <style:style style:parent-style-name="601" style:display-name="Endnote Text Char" style:family="text" style:name="660">
      <style:text-properties fo:font-size="10pt"/>
    </style:style>
    <style:style style:parent-style-name="615" style:display-name="endnote reference" style:family="text" style:name="661"/>
    <style:style style:parent-style-name="675" style:display-name="toc 1" style:family="paragraph" style:name="662">
      <style:paragraph-properties fo:margin-left="0cm" fo:margin-right="0cm" fo:text-indent="0cm" fo:margin-bottom="2.85pt"/>
    </style:style>
    <style:style style:parent-style-name="675" style:display-name="toc 2" style:family="paragraph" style:name="663">
      <style:paragraph-properties fo:margin-left="0.4992cm" fo:margin-right="0cm" fo:text-indent="0cm" fo:margin-bottom="2.85pt"/>
    </style:style>
    <style:style style:parent-style-name="675" style:display-name="toc 3" style:family="paragraph" style:name="664">
      <style:paragraph-properties fo:margin-left="1cm" fo:margin-right="0cm" fo:text-indent="0cm" fo:margin-bottom="2.85pt"/>
    </style:style>
    <style:style style:parent-style-name="675" style:display-name="toc 4" style:family="paragraph" style:name="665">
      <style:paragraph-properties fo:margin-left="1.499cm" fo:margin-right="0cm" fo:text-indent="0cm" fo:margin-bottom="2.85pt"/>
    </style:style>
    <style:style style:parent-style-name="675" style:display-name="toc 5" style:family="paragraph" style:name="666">
      <style:paragraph-properties fo:margin-left="2cm" fo:margin-right="0cm" fo:text-indent="0cm" fo:margin-bottom="2.85pt"/>
    </style:style>
    <style:style style:parent-style-name="675" style:display-name="toc 6" style:family="paragraph" style:name="667">
      <style:paragraph-properties fo:margin-left="2.5cm" fo:margin-right="0cm" fo:text-indent="0cm" fo:margin-bottom="2.85pt"/>
    </style:style>
    <style:style style:parent-style-name="675" style:display-name="toc 7" style:family="paragraph" style:name="668">
      <style:paragraph-properties fo:margin-left="3.001cm" fo:margin-right="0cm" fo:text-indent="0cm" fo:margin-bottom="2.85pt"/>
    </style:style>
    <style:style style:parent-style-name="675" style:display-name="toc 8" style:family="paragraph" style:name="669">
      <style:paragraph-properties fo:margin-left="3.5cm" fo:margin-right="0cm" fo:text-indent="0cm" fo:margin-bottom="2.85pt"/>
    </style:style>
    <style:style style:parent-style-name="675" style:display-name="toc 9" style:family="paragraph" style:name="670">
      <style:paragraph-properties fo:margin-left="4.001cm" fo:margin-right="0cm" fo:text-indent="0cm" fo:margin-bottom="2.85pt"/>
    </style:style>
    <style:style style:parent-style-name="613" style:display-name="TOC Heading" style:family="paragraph" style:name="671"/>
    <style:style style:parent-style-name="675" style:display-name="table of figures" style:family="paragraph" style:name="672">
      <style:paragraph-properties fo:margin-bottom="0pt"/>
    </style:style>
    <style:style style:parent-style-name="613" style:display-name="DStyle_paragraph" style:family="paragraph" style:name="673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74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75">
      <style:text-properties/>
      <style:paragraph-properties/>
    </style:style>
    <style:style style:parent-style-name="675" style:display-name="No Spacing" style:family="paragraph" style:name="676">
      <style:paragraph-properties fo:line-height="100%" fo:margin-bottom="0pt"/>
    </style:style>
    <style:style style:parent-style-name="675" style:display-name="List Paragraph" style:family="paragraph" style:name="677">
      <style:paragraph-properties fo:margin-left="1.27cm" fo:margin-right="0cm" fo:text-indent="0cm"/>
    </style:style>
    <style:style style:parent-style-name="675" style:display-name="T1" style:family="text" style:name="678">
      <style:text-properties fo:color="#000000" fo:font-family="Times New Roman" style:font-family-complex="Times New Roman" fo:font-size="14pt"/>
    </style:style>
    <style:style style:parent-style-name="675" style:display-name="T1" style:family="text" style:name="679">
      <style:text-properties fo:color="#000000" fo:font-family="Times New Roman" style:font-family-complex="Times New Roman" fo:font-size="14pt"/>
    </style:style>
    <style:style style:parent-style-name="675" style:display-name="T1" style:family="text" style:name="680">
      <style:text-properties fo:color="#000000" fo:font-family="Times New Roman" style:font-family-complex="Times New Roman" fo:font-size="14pt"/>
    </style:style>
    <style:style style:parent-style-name="675" style:display-name="T2" style:family="text" style:name="681">
      <style:text-properties fo:color="#000000" fo:font-family="Times New Roman" style:font-family-complex="Times New Roman" fo:font-size="14pt"/>
    </style:style>
    <style:style style:parent-style-name="675" style:display-name="T1" style:family="text" style:name="682">
      <style:text-properties fo:color="#000000" fo:font-family="Times New Roman" style:font-family-complex="Times New Roman" fo:font-size="14pt"/>
    </style:style>
    <style:style style:parent-style-name="675" style:display-name="T2" style:family="text" style:name="683">
      <style:text-properties fo:color="#000000" fo:font-family="Times New Roman" style:font-family-complex="Times New Roman" fo:font-size="14pt"/>
    </style:style>
    <style:style style:parent-style-name="675" style:display-name="T1" style:family="text" style:name="684">
      <style:text-properties fo:color="#000000" fo:font-family="Times New Roman" style:font-family-complex="Times New Roman" fo:font-size="14pt"/>
    </style:style>
    <style:style style:parent-style-name="675" style:display-name="T2" style:family="text" style:name="685">
      <style:text-properties fo:color="#000000" fo:font-family="Times New Roman" style:font-family-complex="Times New Roman" fo:font-size="14pt"/>
    </style:style>
    <style:style style:parent-style-name="675" style:display-name="T1" style:family="text" style:name="686">
      <style:text-properties fo:color="#000000" fo:font-family="Times New Roman" style:font-family-complex="Times New Roman" fo:font-size="14pt"/>
    </style:style>
    <style:style style:parent-style-name="675" style:display-name="T2" style:family="text" style:name="687">
      <style:text-properties fo:color="#000000" fo:font-family="Times New Roman" style:font-family-complex="Times New Roman" fo:font-size="14pt"/>
    </style:style>
    <style:style style:parent-style-name="675" style:display-name="T1" style:family="text" style:name="688">
      <style:text-properties fo:color="#000000" fo:font-family="Times New Roman" style:font-family-complex="Times New Roman" fo:font-size="14pt"/>
    </style:style>
    <style:style style:parent-style-name="675" style:display-name="T2" style:family="text" style:name="689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2.5</meta:generator>
    <meta:initial-creator/>
    <meta:creation-date/>
    <meta:editing-cycles/>
    <meta:editing-duration/>
    <dc:date/>
    <dc:creator/>
    <meta:document-statistic/>
  </office:meta>
</office:document-meta>
</file>